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daed" officeooo:paragraph-rsid="0014daed"/>
    </style:style>
    <style:style style:name="P2" style:family="paragraph" style:parent-style-name="Standard">
      <style:text-properties officeooo:rsid="0014daed" officeooo:paragraph-rsid="001bb60d"/>
    </style:style>
    <style:style style:name="P3" style:family="paragraph" style:parent-style-name="Standard">
      <style:text-properties officeooo:rsid="001bb60d" officeooo:paragraph-rsid="001bb6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cf0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b909"/>
    </style:style>
    <style:style style:name="T5" style:family="text">
      <style:text-properties officeooo:rsid="00176c75"/>
    </style:style>
    <style:style style:name="T6" style:family="text">
      <style:text-properties officeooo:rsid="001861c4"/>
    </style:style>
    <style:style style:name="T7" style:family="text">
      <style:text-properties officeooo:rsid="001bb60d"/>
    </style:style>
    <style:style style:name="T8" style:family="text">
      <style:text-properties officeooo:rsid="001bbc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Company name : </text:span><text:span text:style-name="T3">HP</text:span></text:p>
      <text:p text:style-name="P1"><text:span text:style-name="T3"/></text:p>
      <text:p text:style-name="P1"><text:span text:style-name="T2">Category</text:span> : Data Scie<text:span text:style-name="T6">nce</text:span></text:p>
      <text:p text:style-name="P1"/>
      <text:p text:style-name="P2"><text:span text:style-name="T1">Description</text:span> : <text:span text:style-name="T7">We <text:s/>believe in having a team that is good enough to handle any problem and provide its solution.</text:span></text:p>
      <text:p text:style-name="P2">Want people experienced in <text:span text:style-name="T4">P</text:span>ython . <text:span text:style-name="T5">Having knowledge of matlab , c++ and c is good to have.</text:span></text:p>
      <text:p text:style-name="P3">Candidate should be experienced in devops <text:span text:style-name="T8">methodolg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12:42:02.664795844</meta:creation-date>
    <dc:date>2020-11-25T16:01:14.162559152</dc:date>
    <meta:editing-duration>PT3H19M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3" meta:character-count="294" meta:non-whitespace-character-count="245"/>
  </office:meta>
</office:document-meta>
</file>